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FA0000009024FCFD75.png" manifest:media-type="image/png"/>
  <manifest:file-entry manifest:full-path="Pictures/10000000000000FA000000852976E5A2.png" manifest:media-type="image/png"/>
  <manifest:file-entry manifest:full-path="Pictures/2000000B00000E0B000004E3EC4142E8.svm" manifest:media-type=""/>
  <manifest:file-entry manifest:full-path="Pictures/2000000800005C690000251DC3F9A80B.svm" manifest:media-type=""/>
  <manifest:file-entry manifest:full-path="Pictures/10000000000004C80000007C07797180.png" manifest:media-type="image/png"/>
  <manifest:file-entry manifest:full-path="Pictures/10000000000002FF000001734417D6CB.png" manifest:media-type="image/png"/>
  <manifest:file-entry manifest:full-path="Pictures/10000201000002AD0000027A7553A484.png" manifest:media-type="image/png"/>
  <manifest:file-entry manifest:full-path="Pictures/2000000800005C690000781F37E26D50.svm" manifest:media-type=""/>
  <manifest:file-entry manifest:full-path="Pictures/10000000000004C9000003546937CD3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7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none" fo:min-height="0.6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0cm"/>
    </style:style>
    <style:style style:name="gr16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style:font-name-asian="微软雅黑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05cm"/>
    </style:style>
    <style:style style:name="P10" style:family="paragraph">
      <style:paragraph-properties fo:margin-top="0cm" fo:margin-bottom="0.05cm" style:text-autospace="none"/>
    </style:style>
    <style:style style:name="P11" style:family="paragraph">
      <style:paragraph-properties fo:margin-top="0cm" fo:margin-bottom="0.05cm"/>
      <style:text-properties fo:font-size="10.5pt" style:font-size-asian="10.5pt" style:font-size-complex="10.5pt"/>
    </style:style>
    <style:style style:name="P12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3" style:family="paragraph">
      <style:paragraph-properties fo:text-align="star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color="#ffffff" style:font-name="微软雅黑" fo:font-size="12pt" style:font-name-asian="微软雅黑" style:font-size-asian="12pt" style:font-size-complex="12pt"/>
    </style:style>
    <style:style style:name="P16" style:family="paragraph">
      <style:paragraph-properties fo:margin-top="0.2cm" fo:margin-bottom="0cm"/>
    </style:style>
    <style:style style:name="P17" style:family="paragraph">
      <style:paragraph-properties fo:margin-top="0.2cm" fo:margin-bottom="0cm"/>
      <style:text-properties fo:font-size="10.5pt" style:font-size-asian="10.5pt" style:font-size-complex="10.5pt"/>
    </style:style>
    <style:style style:name="T1" style:family="text">
      <style:text-properties fo:color="#000000" fo:font-size="27pt" style:font-size-asian="27pt" style:font-name-complex="Arial1" style:font-size-complex="27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font-name="微软雅黑" fo:font-size="12pt" style:font-name-asian="微软雅黑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-6.699cm" svg:y="5.404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7.068cm" svg:height="1.483cm" svg:x="7.296cm" svg:y="1.021cm">
          <draw:text-box>
            <text:p text:style-name="P2"><text:span text:style-name="T1">G</text:span><text:span text:style-name="T1">大调练习曲</text:span></text:p>
          </draw:text-box>
        </draw:frame>
        <draw:polygon draw:style-name="gr3" draw:text-style-name="P4" draw:layer="layout" svg:width="3.699cm" svg:height="0cm" svg:x="11.788cm" svg:y="5.959cm" svg:viewBox="0 0 3700 0" draw:points="0,0 3700,0">
          <text:p/>
        </draw:polygon>
        <draw:polygon draw:style-name="gr4" draw:text-style-name="P4" draw:layer="layout" svg:width="3.699cm" svg:height="0cm" svg:x="11.773cm" svg:y="5.601cm" svg:viewBox="0 0 3700 0" draw:points="0,0 3700,0">
          <text:p/>
        </draw:polygon>
        <draw:polygon draw:style-name="gr4" draw:text-style-name="P4" draw:layer="layout" svg:width="3.699cm" svg:height="0cm" svg:x="11.788cm" svg:y="5.229cm" svg:viewBox="0 0 3700 0" draw:points="0,0 3700,0">
          <text:p/>
        </draw:polygon>
        <draw:polygon draw:style-name="gr4" draw:text-style-name="P4" draw:layer="layout" svg:width="3.699cm" svg:height="0cm" svg:x="11.788cm" svg:y="4.842cm" svg:viewBox="0 0 3700 0" draw:points="0,0 3700,0">
          <text:p/>
        </draw:polygon>
        <draw:polygon draw:style-name="gr4" draw:text-style-name="P4" draw:layer="layout" svg:width="3.699cm" svg:height="0cm" svg:x="11.788cm" svg:y="4.424cm" svg:viewBox="0 0 3700 0" draw:points="0,0 3700,0">
          <text:p/>
        </draw:polygon>
        <draw:polygon draw:style-name="gr5" draw:text-style-name="P4" draw:layer="layout" svg:width="4.028cm" svg:height="0cm" svg:x="11.62cm" svg:y="6.332cm" svg:viewBox="0 0 4029 0" draw:points="0,0 4029,0">
          <text:p/>
        </draw:polygon>
        <draw:polygon draw:style-name="gr6" draw:text-style-name="P4" draw:layer="layout" svg:width="2.96cm" svg:height="0cm" svg:x="16.2cm" svg:y="5.959cm" svg:viewBox="0 0 2961 0" draw:points="0,0 2961,0">
          <text:p/>
        </draw:polygon>
        <draw:polygon draw:style-name="gr4" draw:text-style-name="P4" draw:layer="layout" svg:width="2.972cm" svg:height="0cm" svg:x="16.188cm" svg:y="5.601cm" svg:viewBox="0 0 2973 0" draw:points="0,0 2973,0">
          <text:p/>
        </draw:polygon>
        <draw:polygon draw:style-name="gr4" draw:text-style-name="P4" draw:layer="layout" svg:width="2.96cm" svg:height="0cm" svg:x="16.2cm" svg:y="5.229cm" svg:viewBox="0 0 2961 0" draw:points="0,0 2961,0">
          <text:p/>
        </draw:polygon>
        <draw:polygon draw:style-name="gr4" draw:text-style-name="P4" draw:layer="layout" svg:width="2.96cm" svg:height="0cm" svg:x="16.2cm" svg:y="4.842cm" svg:viewBox="0 0 2961 0" draw:points="0,0 2961,0">
          <text:p/>
        </draw:polygon>
        <draw:polygon draw:style-name="gr4" draw:text-style-name="P4" draw:layer="layout" svg:width="2.96cm" svg:height="0cm" svg:x="16.2cm" svg:y="4.424cm" svg:viewBox="0 0 2961 0" draw:points="0,0 2961,0">
          <text:p/>
        </draw:polygon>
        <draw:polygon draw:style-name="gr7" draw:text-style-name="P4" draw:layer="layout" svg:width="0cm" svg:height="0cm" svg:x="19.9cm" svg:y="6.332cm" svg:viewBox="0 0 0 0" draw:points="0,0">
          <text:p/>
        </draw:polygon>
        <draw:polygon draw:style-name="gr7" draw:text-style-name="P4" draw:layer="layout" svg:width="0cm" svg:height="0cm" svg:x="19.9cm" svg:y="4.416cm" svg:viewBox="0 0 0 0" draw:points="0,0">
          <text:p/>
        </draw:polygon>
        <draw:polygon draw:style-name="gr5" draw:text-style-name="P4" draw:layer="layout" svg:width="3.311cm" svg:height="0cm" svg:x="16.032cm" svg:y="6.332cm" svg:viewBox="0 0 3312 0" draw:points="0,0 3312,0">
          <text:p/>
        </draw:polygon>
        <draw:frame draw:style-name="gr8" draw:text-style-name="P5" draw:layer="layout" svg:width="6.568cm" svg:height="0.979cm" svg:x="6.9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cm" svg:y="3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4.153cm" svg:height="1.885cm" svg:x="2.8cm" svg:y="3.3cm">
          <draw:text-box>
            <text:p text:style-name="P7"><text:span text:style-name="T4">●</text:span><text:span text:style-name="T4">左手</text:span><text:span text:style-name="T5">按弦手型及发力</text:span></text:p>
            <text:p text:style-name="P7"><text:span text:style-name="T4">●</text:span><text:span text:style-name="T4">右手</text:span><text:span text:style-name="T6">正确的拨弦</text:span></text:p>
            <text:p text:style-name="P7"><text:span text:style-name="T6">● </text:span><text:span text:style-name="T6">G</text:span><text:span text:style-name="T6">大调和弦</text:span></text:p>
          </draw:text-box>
        </draw:frame>
        <draw:line draw:style-name="gr9" draw:text-style-name="P4" draw:layer="layout" svg:x1="1.3cm" svg:y1="5.2cm" svg:x2="10.8cm" svg:y2="5.2cm">
          <text:p/>
        </draw:line>
        <draw:frame draw:style-name="gr8" draw:text-style-name="P6" draw:layer="layout" svg:width="1.772cm" svg:height="1.521cm" svg:x="1.1cm" svg:y="5.479cm">
          <draw:text-box>
            <text:p><text:span text:style-name="T3">关联</text:span></text:p>
            <text:p><text:span text:style-name="T3">练习</text:span></text:p>
          </draw:text-box>
        </draw:frame>
        <draw:frame draw:style-name="gr8" draw:text-style-name="P11" draw:layer="layout" svg:width="4.794cm" svg:height="2.313cm" svg:x="2.8cm" svg:y="5.4cm">
          <draw:text-box>
            <text:p text:style-name="P9"><text:span text:style-name="T4">● </text:span><text:span text:style-name="T7">0-</text:span><text:span text:style-name="T5">右手拨弦练习</text:span><text:span text:style-name="T5">-1</text:span></text:p>
            <text:p text:style-name="P9"><text:span text:style-name="T5">● </text:span><text:span text:style-name="T7">0-</text:span><text:span text:style-name="T5">右手分解练习</text:span><text:span text:style-name="T5">-1</text:span></text:p>
            <text:p text:style-name="P10"><text:span text:style-name="T6">● </text:span><text:span text:style-name="T7">0- </text:span><text:span text:style-name="T5">左手按弦基本练习</text:span><text:span text:style-name="T5">-1</text:span></text:p>
            <text:p text:style-name="P10"><text:span text:style-name="T6">● </text:span><text:span text:style-name="T6">1- C</text:span><text:span text:style-name="T6">大调第一把位音阶</text:span><text:span text:style-name="T6">-1</text:span></text:p>
          </draw:text-box>
        </draw:frame>
        <draw:line draw:style-name="gr9" draw:text-style-name="P4" draw:layer="layout" svg:x1="1.3cm" svg:y1="7.8cm" svg:x2="19.7cm" svg:y2="7.8cm">
          <text:p/>
        </draw:line>
        <draw:custom-shape draw:style-name="gr10" draw:text-style-name="P4" draw:layer="layout" svg:width="2cm" svg:height="0.7cm" svg:x="1.7cm" svg:y="8.1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517cm" svg:height="1.4cm" svg:x="1.583cm" svg:y="8cm">
          <draw:text-box>
            <text:p><text:span text:style-name="T8">LEVEL</text:span></text:p>
          </draw:text-box>
        </draw:frame>
        <draw:frame draw:style-name="gr8" draw:text-style-name="P14" draw:layer="layout" svg:width="4.96cm" svg:height="0.89cm" svg:x="1.473cm" svg:y="8.771cm">
          <draw:text-box>
            <text:p text:style-name="P13"><text:span text:style-name="T9">练习：</text:span><text:span text:style-name="T10">左手和弦指法</text:span></text:p>
          </draw:text-box>
        </draw:frame>
        <draw:frame draw:style-name="gr12" draw:text-style-name="P4" draw:layer="layout" svg:width="18.123cm" svg:height="16.774cm" svg:x="1.677cm" svg:y="5.726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8.252cm" svg:height="3.991cm" svg:x="11.5cm" svg:y="3.409cm">
          <draw:image xlink:href="Pictures/10000000000002FF000001734417D6CB.png" xlink:type="simple" xlink:show="embed" xlink:actuate="onLoad">
            <text:p/>
          </draw:image>
        </draw:frame>
        <draw:frame draw:style-name="gr1" draw:text-style-name="P4" draw:layer="layout" svg:width="18.999cm" svg:height="1.923cm" svg:x="1.563cm" svg:y="10.026cm">
          <draw:image xlink:href="Pictures/10000000000004C80000007C07797180.png" xlink:type="simple" xlink:show="embed" xlink:actuate="onLoad">
            <text:p/>
          </draw:image>
        </draw:frame>
        <draw:frame draw:style-name="gr1" draw:text-style-name="P4" draw:layer="layout" svg:width="18.999cm" svg:height="13.214cm" svg:x="1.4cm" svg:y="14cm">
          <draw:image xlink:href="Pictures/10000000000004C9000003546937CD34.png" xlink:type="simple" xlink:show="embed" xlink:actuate="onLoad">
            <text:p/>
          </draw:image>
        </draw:frame>
        <draw:frame draw:style-name="gr13" draw:text-style-name="P13" draw:layer="layout" svg:width="6.205cm" svg:height="0.891cm" svg:x="1.435cm" svg:y="12.634cm">
          <draw:text-box>
            <text:p text:style-name="P13"><text:span text:style-name="T9">G</text:span><text:span text:style-name="T9">大调练习曲</text:span></text:p>
          </draw:text-box>
        </draw:frame>
      </draw:page>
      <draw:page draw:name="page2" draw:style-name="dp1" draw:master-page-name="默认">
        <draw:frame draw:style-name="gr1" draw:text-style-name="P4" draw:layer="layout" svg:width="18.999cm" svg:height="7.629cm" svg:x="1.001cm" svg:y="2.7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1.2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9.871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3.25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5" draw:layer="layout" svg:width="1.603cm" svg:height="0.806cm" svg:x="1.6cm" svg:y="3.271cm">
          <draw:text-box>
            <text:p><text:span text:style-name="T11">重 <text:s/>点</text:span></text:p>
          </draw:text-box>
        </draw:frame>
        <draw:frame draw:style-name="gr14" draw:text-style-name="P17" draw:layer="layout" svg:width="11.642cm" svg:height="5.475cm" svg:x="1.7cm" svg:y="4.3cm">
          <draw:text-box>
            <text:p text:style-name="P16"><text:span text:style-name="T4">左手：按弦时食指对应一品、中指二品、无名指三品、小指四品。</text:span></text:p>
            <text:p text:style-name="P16"><text:span text:style-name="T4"><text:s text:c="10"/></text:span><text:span text:style-name="T4">注意：</text:span><text:span text:style-name="T4">1</text:span><text:span text:style-name="T4">、标准姿势；</text:span><text:span text:style-name="T4">2</text:span><text:span text:style-name="T4">、拇指的位置；</text:span><text:span text:style-name="T4">3</text:span><text:span text:style-name="T4">、第一关节保</text:span></text:p>
            <text:p text:style-name="P16"><text:span text:style-name="T4"><text:s text:c="10"/></text:span><text:span text:style-name="T4">持立直；</text:span><text:span text:style-name="T4">4</text:span><text:span text:style-name="T4">、手掌留出空间与琴颈保持一定距离；</text:span><text:span text:style-name="T4">5</text:span><text:span text:style-name="T4">、尝</text:span></text:p>
            <text:p text:style-name="P16"><text:span text:style-name="T4"><text:s text:c="10"/></text:span><text:span text:style-name="T4">试手指大关节发力，手指保持一定的弯曲不要触碰相邻琴弦。</text:span></text:p>
            <text:p text:style-name="P16"><text:span text:style-name="T4">右手：拇指控制六五四这三根琴弦、食指控制三弦、中指控制二弦、</text:span></text:p>
            <text:p text:style-name="P16"><text:span text:style-name="T4"><text:s text:c="9"/></text:span><text:span text:style-name="T4">无名指控制一弦。</text:span></text:p>
            <text:p text:style-name="P16"><text:span text:style-name="T4"><text:s text:c="10"/></text:span><text:span text:style-name="T4">注意：</text:span><text:span text:style-name="T4">1</text:span><text:span text:style-name="T4">、标准姿势</text:span><text:span text:style-name="T4">2</text:span><text:span text:style-name="T4">、拇指拨弦时靠弦；</text:span></text:p>
            <text:p text:style-name="P16"><text:span text:style-name="T4">双手：左右手按弦与拨弦尽量保持同步进行。</text:span></text:p>
          </draw:text-box>
        </draw:frame>
        <draw:frame draw:style-name="gr1" draw:text-style-name="P4" draw:layer="layout" svg:width="2.194cm" svg:height="0.763cm" svg:x="1.306cm" svg:y="11.6cm">
          <draw:image xlink:href="Pictures/2000000B00000E0B000004E3EC4142E8.svm" xlink:type="simple" xlink:show="embed" xlink:actuate="onLoad">
            <text:p/>
          </draw:image>
        </draw:frame>
        <draw:frame draw:style-name="gr15" draw:text-style-name="P15" draw:layer="layout" svg:width="2.195cm" svg:height="2.106cm" svg:x="1.305cm" svg:y="11.6cm">
          <draw:text-box>
            <text:p><text:span text:style-name="T11">练习计划</text:span></text:p>
          </draw:text-box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5" draw:layer="layout" svg:width="1.772cm" svg:height="0.806cm" svg:x="1.601cm" svg:y="20.394cm">
          <draw:text-box>
            <text:p><text:span text:style-name="T11">疑问？</text:span></text:p>
          </draw:text-box>
        </draw:frame>
        <draw:frame draw:style-name="gr8" draw:text-style-name="P17" draw:layer="layout" svg:width="17.812cm" svg:height="4.797cm" svg:x="1.7cm" svg:y="12.8cm">
          <draw:text-box>
            <text:p text:style-name="P16"><text:span text:style-name="T4">建议每天练习时长：</text:span><text:span text:style-name="T4">15</text:span><text:span text:style-name="T4">分钟；</text:span></text:p>
            <text:p text:style-name="P16"><text:span text:style-name="T4">练习方法：</text:span></text:p>
            <text:p text:style-name="P16"><text:span text:style-name="T4">以《练习：</text:span><text:span text:style-name="T6">1- C</text:span><text:span text:style-name="T6">大调音阶</text:span><text:span text:style-name="T6">-1</text:span><text:span text:style-name="T4">》作为作业，慢速练习逐步加快。</text:span></text:p>
            <text:p text:style-name="P16"><text:span text:style-name="T4">●</text:span><text:span text:style-name="T4">合格：在正确手型的基础上弹响每个音，认识吉他六线谱</text:span></text:p>
            <text:p text:style-name="P16"><text:span text:style-name="T4">●</text:span><text:span text:style-name="T4">目标：正确手型每个音都能弹响的基础上，要求音与音的间隔保持均匀</text:span></text:p>
            <text:p text:style-name="P16"><text:span text:style-name="T4">在练习中发现的困难请记录在下方答疑中，大象吉他俱乐部的老师会在下节课针对这些问题进行讲解和做有</text:span></text:p>
            <text:p text:style-name="P16"><text:span text:style-name="T4">针对性的基础练习。</text:span></text:p>
          </draw:text-box>
        </draw:frame>
        <draw:line draw:style-name="gr16" draw:text-style-name="P4" draw:layer="layout" svg:x1="1.8cm" svg:y1="22.3cm" svg:x2="19.4cm" svg:y2="22.3cm">
          <text:p/>
        </draw:line>
        <draw:line draw:style-name="gr16" draw:text-style-name="P4" draw:layer="layout" svg:x1="1.801cm" svg:y1="23.301cm" svg:x2="19.401cm" svg:y2="23.301cm">
          <text:p/>
        </draw:line>
        <draw:line draw:style-name="gr16" draw:text-style-name="P4" draw:layer="layout" svg:x1="1.801cm" svg:y1="24.301cm" svg:x2="19.401cm" svg:y2="24.301cm">
          <text:p/>
        </draw:line>
        <draw:line draw:style-name="gr16" draw:text-style-name="P4" draw:layer="layout" svg:x1="1.801cm" svg:y1="25.301cm" svg:x2="19.401cm" svg:y2="25.301cm">
          <text:p/>
        </draw:line>
        <draw:line draw:style-name="gr16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3" draw:layer="layout" svg:width="7.068cm" svg:height="1.483cm" svg:x="7.296cm" svg:y="1.022cm">
          <draw:text-box>
            <text:p text:style-name="P2"><text:span text:style-name="T1">基本演奏法</text:span></text:p>
          </draw:text-box>
        </draw:frame>
        <draw:frame draw:style-name="gr12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6.614cm" svg:height="3.809cm" svg:x="13.2cm" svg:y="2.8cm">
          <draw:image xlink:href="Pictures/10000000000000FA0000009024FCFD75.png" xlink:type="simple" xlink:show="embed" xlink:actuate="onLoad">
            <text:p/>
          </draw:image>
        </draw:frame>
        <draw:frame draw:style-name="gr1" draw:text-style-name="P4" draw:layer="layout" svg:width="6.614cm" svg:height="3.518cm" svg:x="13.186cm" svg:y="6.7cm">
          <draw:image xlink:href="Pictures/10000000000000FA000000852976E5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Gradient_20_21" draw:display-name="Gradient 2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stroke-dash="Dash_20_10" draw:fill="none" draw:fill-gradient-name="Gradient_20_21" draw:fill-hatch-name="Hatching_20_46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1:05:48.140000000</meta:creation-date>
    <dc:date>2015-12-25T12:44:12.578000000</dc:date>
    <meta:editing-duration>PT4H21M28S</meta:editing-duration>
    <meta:editing-cycles>21</meta:editing-cycles>
    <meta:generator>捷速PDF编辑器/1.0.0.0$Windows_x86 LibreOffice_project/100$Build-0</meta:generator>
    <meta:document-statistic meta:object-count="52"/>
  </office:meta>
</office:document-meta>
</file>